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Whitney" svg:font-family="Whitney, 'Helvetica Neue', Helvetica, 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2" style:family="paragraph" style:parent-style-name="Standard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style:font-size-asian="12pt" style:font-style-asian="normal" style:font-size-complex="12pt" style:font-style-complex="normal"/>
    </style:style>
    <style:style style:name="P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size-complex="12pt" style:font-style-complex="normal"/>
    </style:style>
    <style:style style:name="P6" style:family="paragraph" style:parent-style-name="Text_20_body"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fo:font-size="12pt" fo:font-style="normal" style:font-size-asian="12pt" style:font-style-asian="normal" style:font-size-complex="12pt" style:font-style-complex="normal"/>
    </style:style>
    <style:style style:name="P8" style:family="paragraph" style:parent-style-name="Text_20_body">
      <style:text-properties fo:color="#ff3333" style:font-name="Arial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variant="normal" fo:text-transform="none" fo:letter-spacing="normal" fo:font-weight="normal"/>
    </style:style>
    <style:style style:name="T2" style:family="text">
      <style:text-properties fo:font-variant="normal" fo:text-transform="none" fo:color="#dcddde" style:font-name="Whitney" fo:letter-spacing="normal" fo:font-weight="normal"/>
    </style:style>
    <style:style style:name="T3" style:family="text">
      <style:text-properties fo:font-variant="normal" fo:text-transform="none" fo:color="#dcddde" fo:letter-spacing="normal" fo:font-weight="normal"/>
    </style:style>
    <style:style style:name="T4" style:family="text">
      <style:text-properties fo:font-variant="normal" fo:text-transform="none" fo:color="#ff3333" fo:letter-spacing="normal" fo:font-weight="normal"/>
    </style:style>
    <style:style style:name="T5" style:family="text">
      <style:text-properties fo:font-variant="normal" fo:text-transform="none" fo:color="#000000" fo:letter-spacing="normal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weight-asian="normal" style:font-weight-complex="normal"/>
    </style:style>
    <style:style style:name="T8" style:family="text">
      <style:text-properties style:text-line-through-style="none" style:text-underline-style="none" style:text-blinking="false" fo:background-color="#ffffff" style:font-weight-asian="normal" style:font-weight-complex="normal"/>
    </style:style>
    <style:style style:name="T9" style:family="text">
      <style:text-properties style:text-line-through-style="none" style:text-underline-style="none" fo:font-weight="bold" style:text-blinking="false" fo:background-color="#ffffff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UDIER <text:tab/><text:tab/><text:tab/><text:tab/><text:tab/><text:tab/><text:tab/><text:tab/><text:tab/><text:tab/> <text:s text:c="8"/>23/03/2020</text:p>
      <text:p text:style-name="P2">Yanis</text:p>
      <text:p text:style-name="P2">TS SN1</text:p>
      <text:p text:style-name="P2"/>
      <text:p text:style-name="P2"/>
      <text:p text:style-name="P3">Évaluation Séquence 2 : les mots et leurs sens</text:p>
      <text:p text:style-name="P3"/>
      <text:p text:style-name="P3"/>
      <text:p text:style-name="P4">I.</text:p>
      <text:p text:style-name="P4">Les mots disparus :</text:p>
      <text:p text:style-name="P4"/>
      <text:p text:style-name="P4">sire : monsieur</text:p>
      <text:p text:style-name="P4">répartit : répondit</text:p>
      <text:p text:style-name="P4">Vos pareils : Vos semblables </text:p>
      <text:p text:style-name="P4">Cancres : idiots</text:p>
      <text:p text:style-name="P4">hères : misérables</text:p>
      <text:p text:style-name="P4">diables : méchants</text:p>
      <text:p text:style-name="P4">point de franche lippée : pas de repas gratuit</text:p>
      <text:p text:style-name="P4">à la pointe de l'épée : avec violence</text:p>
      <text:p text:style-name="P4">logis : maison</text:p>
      <text:p text:style-name="P4">complaire : faire plaisir </text:p>
      <text:p text:style-name="P4">mainte : plusieurs</text:p>
      <text:p text:style-name="P4"/>
      <text:p text:style-name="P4"/>
      <text:p text:style-name="P4">II.</text:p>
      <text:p text:style-name="P4">a)figure de proue :</text:p>
      <text:p text:style-name="P2">Avant:<text:span text:style-name="T1">Sculpture de bois qui orne l'avant d'un navire</text:span></text:p>
      <text:p text:style-name="P1">Maintenant : Meneur</text:p>
      <text:p text:style-name="P1"/>
      <text:p text:style-name="P1">b)patient :</text:p>
      <text:p text:style-name="P1">Avant :qui supporte , endurant</text:p>
      <text:p text:style-name="P1">Maintenant : qui a, montre ou requiert de la patience</text:p>
      <text:p text:style-name="P1"/>
      <text:p text:style-name="P1">c)impatient :</text:p>
      <text:p text:style-name="P1">Avant : ne pouvant supporter, endurer</text:p>
      <text:p text:style-name="P1">Maintenant : qui ne peut pas attendre</text:p>
      <text:p text:style-name="P1"/>
      <text:p text:style-name="P1">d)charmes :</text:p>
      <text:p text:style-name="P1">Avant : formule incantatoire</text:p>
      <text:p text:style-name="P1">Maintenant : séduction</text:p>
      <text:p text:style-name="P1"/>
      <text:p text:style-name="P1"/>
      <text:p text:style-name="P1">III.</text:p>
      <text:p text:style-name="P1">1)</text:p>
      <text:p text:style-name="P1">a) «la descente de l’ascenseur» : </text:p>
      <text:p text:style-name="P1">«la descente» signifie se diriger vers le bas, aller en bas, hors « l'ascenseur » lui, vient du mot ascension qui signifie se diriger en haut, aller en haut.</text:p>
      <text:p text:style-name="P1"/>
      <text:p text:style-name="P1">b) « il saupoudra de sucre »</text:p>
      <text:p text:style-name="P1">« saupoudra » du verbe saupoudre signifie <text:s/>parsemer de sel hors dans le cas présent, il saupoudre de sucre.</text:p>
      <text:p text:style-name="P1"/>
      <text:p text:style-name="P1"><text:soft-page-break/></text:p>
      <text:p text:style-name="P1"/>
      <text:p text:style-name="P1"/>
      <text:p text:style-name="P1">2)</text:p>
      <text:p text:style-name="P1">écouter/ausculter : écouter est le verbe utilisé le plus généralement alors qu'ausculter est utilisé que dans le domaine médical</text:p>
      <text:p text:style-name="P1"/>
      <text:p text:style-name="P1">rayer/radier : rayer est l'action de barrer, faire un trait sur quelque chose et radier est le fait de supprimer, faire disparaître quelqu'un de par exemple un liste, <text:s/>un registre, de son travail,...</text:p>
      <text:p text:style-name="P1"/>
      <text:p text:style-name="P1">loyal/légal : loyal est le fait d'être fidèle, honnête, envers quelqu'un contrairement à légal qui lui est envers la loi.<text:tab/></text:p>
      <text:p text:style-name="P1"/>
      <text:p text:style-name="P1">terroir/territoire : terroir est un lieu qui a été défini par la nature contrairement au territoire qui lui l'a été par les hommes.</text:p>
      <text:p text:style-name="P1"/>
      <text:p text:style-name="P1"/>
      <text:p text:style-name="P1">IV.</text:p>
      <text:p text:style-name="P1">a)</text:p>
      <text:p text:style-name="P1">-populace correspond au bas peuple, ce mot détourné du mot « peuple » est péjoratif car « peuple » signifie un ensemble d'êtres vivants égaux</text:p>
      <text:p text:style-name="P1"/>
      <text:p text:style-name="P1">-émeutes:ravager sans stratégie, but et révolution ravager en ayant un but à atteindre</text:p>
      <text:p text:style-name="P1"/>
      <text:p text:style-name="P1">-prévenir est le verbe utiliser généralement <text:s/>informer sur quelque chose de non important contrairement à avertir qui lui est informer sur une chose importante</text:p>
      <text:p text:style-name="P1"/>
      <text:p text:style-name="P1">b)</text:p>
      <text:p text:style-name="P1">Dans les écoles dessin, on commence souvent par <text:span text:style-name="T6">copier</text:span><text:span text:style-name="T7"> les grands maîtres.</text:span></text:p>
      <text:p text:style-name="P1"><text:span text:style-name="T7"/></text:p>
      <text:p text:style-name="P1"><text:span text:style-name="T7">Les chansonniers s’amusent à </text:span><text:span text:style-name="T6">parodier</text:span><text:span text:style-name="T7"> les discours électoraux des hommes politiques.</text:span></text:p>
      <text:p text:style-name="P1"><text:span text:style-name="T7"/></text:p>
      <text:p text:style-name="P1"><text:span text:style-name="T7">L’œuvre de cet écrivain paraissait très originale, mais certains critiques se sont aperçus qu'il avait <text:s/>plagié un auteur peu connu du XVIIème siècle.</text:span></text:p>
      <text:p text:style-name="P1"><text:span text:style-name="T7"/></text:p>
      <text:p text:style-name="P5"><text:bookmark text:name="docs-internal-guid-243ab49f-7fff-f2a2-701d-a3488e418b03"/><text:span text:style-name="T8">Ce nouveau procédé permet de </text:span><text:span text:style-name="T9">reproduire</text:span><text:span text:style-name="T8"> les grands chefs-d’œuvre de la peinture avec une parfaite fidélité et à un grand nombre d’exemplaires.</text:span></text:p>
      <text:p text:style-name="P6">Bernard n'a pas le courage de ses opinions ; il ne fait que répéter ce qu'a dit le dernier qui a parlé.</text:p>
      <text:p text:style-name="P6"/>
      <text:p text:style-name="P6">V.</text:p>
      <text:p text:style-name="P8"><text:span text:style-name="T1">/</text:span><text:span text:style-name="T5">Un</text:span><text:span text:style-name="T1"> / /</text:span><text:span text:style-name="T5">poème</text:span><text:span text:style-name="T1"> / </text:span><text:span text:style-name="T5">est</text:span><text:span text:style-name="T1"> /</text:span><text:span text:style-name="T5">un</text:span><text:span text:style-name="T1">/</text:span><text:span text:style-name="T5">e </text:span><text:span text:style-name="T1">/</text:span><text:span text:style-name="T5">peint</text:span><text:span text:style-name="T1">/</text:span><text:span text:style-name="T5">ure </text:span><text:span text:style-name="T1">/</text:span><text:span text:style-name="T5">de</text:span><text:span text:style-name="T1">/ /</text:span><text:span text:style-name="T5">l</text:span><text:span text:style-name="T1">/ ’ /</text:span><text:span text:style-name="T5">âme</text:span><text:span text:style-name="T1">/</text:span><text:span text:style-name="T5">.</text:span></text:p>
      <text:p text:style-name="P8"><text:span text:style-name="T5">Ne</text:span><text:span text:style-name="T1"> /</text:span><text:span text:style-name="T5">montr</text:span><text:span text:style-name="T1">/</text:span><text:span text:style-name="T5">ez</text:span><text:span text:style-name="T1"> /</text:span><text:span text:style-name="T5">aucun</text:span><text:span text:style-name="T1">/</text:span><text:span text:style-name="T5">e</text:span><text:span text:style-name="T1"> </text:span><text:span text:style-name="T5">im</text:span><text:span text:style-name="T1">/</text:span><text:span text:style-name="T5">patien</text:span><text:span text:style-name="T1">/</text:span><text:span text:style-name="T5">ce</text:span><text:span text:style-name="T1"> </text:span><text:span text:style-name="T5">et</text:span><text:span text:style-name="T1"> /</text:span><text:span text:style-name="T5">s</text:span><text:span text:style-name="T1">/</text:span><text:span text:style-name="T5">a </text:span><text:span text:style-name="T1">/</text:span><text:span text:style-name="T5">colère</text:span><text:span text:style-name="T1">/ /</text:span><text:span text:style-name="T5">re</text:span><text:span text:style-name="T1">/</text:span><text:span text:style-name="T5">tomber</text:span><text:span text:style-name="T1">/</text:span><text:span text:style-name="T5">a</text:span><text:span text:style-name="T1">/</text:span><text:span text:style-name="T5">.</text:span></text:p>
      <text:p text:style-name="P7"><text:line-break/>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Whitney" svg:font-family="Whitney, 'Helvetica Neue', Helvetica, Arial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23T13:05:32.38</meta:creation-date>
    <dc:date>2020-03-23T15:44:32.37</dc:date>
    <meta:editing-duration>PT50M3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2" meta:paragraph-count="57" meta:word-count="457" meta:character-count="2688"/>
  </office:meta>
</office:document-meta>
</file>